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5-13_12-59-51_000.jpg</text:p>
          </table:table-cell>
          <table:table-cell table:style-name="ce20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9.260253 E-139-34-49.434814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5-13_14-15-14_000.jpg</text:p>
          </table:table-cell>
          <table:table-cell table:style-name="ce20" office:value-type="string">
            <text:p>:m RES 1*1 / free# JVEMV6 70#_70:s-1 / 70. CO2 (lang=ko) / w=바이오디젤,topic=MeOH,other=~,think~,doc=d~62-1#8.1</text:p>
          </table:table-cell>
          <table:table-cell table:style-name="ce4"/>
          <table:table-cell table:style-name="ce4"/>
          <table:table-cell table:style-name="ce4" office:value-type="string">
            <text:p>N-35-35-28.614807 E-139-34-49.324951</text:p>
          </table:table-cell>
          <table:table-cell table:style-name="ce38" table:formula="of:=IF([.E3]=&quot;&quot;;[.C3];CONCATENATE([.C3];&quot; / &quot;;[.E3]))" office:value-type="string" office:string-value=":m RES 1*1 / free# JVEMV6 70#_70:s-1 / 70. CO2 (lang=ko) / w=바이오디젤,topic=MeOH,other=~,think~,doc=d~62-1#8.1">
            <text:p>:m RES 1*1 / free# JVEMV6 70#_70:s-1 / 70. CO2 (lang=ko) / w=바이오디젤,topic=MeOH,other=~,think~,doc=d~62-1#8.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5-13_17-38-39_000.jpg</text:p>
          </table:table-cell>
          <table:table-cell table:style-name="ce20" office:value-type="string">
            <text:p>:m RES 1*2 / free# JVEMV6 70#_70:s-1 / 70. CO2 (lang=cn) / w=~,topic=TPD；反応経路,other=~,think~,doc=r-16.1#8.1</text:p>
          </table:table-cell>
          <table:table-cell table:style-name="ce19"/>
          <table:table-cell table:style-name="ce4"/>
          <table:table-cell table:style-name="ce4" office:value-type="string">
            <text:p>N-35-35-28.601074 E-139-34-49.379882</text:p>
          </table:table-cell>
          <table:table-cell table:style-name="ce38" table:formula="of:=IF([.E4]=&quot;&quot;;[.C4];CONCATENATE([.C4];&quot; / &quot;;[.E4]))" office:value-type="string" office:string-value=":m RES 1*2 / free# JVEMV6 70#_70:s-1 / 70. CO2 (lang=cn) / w=~,topic=TPD；反応経路,other=~,think~,doc=r-16.1#8.1">
            <text:p>:m RES 1*2 / free# JVEMV6 70#_70:s-1 / 70. CO2 (lang=cn) / w=~,topic=TPD；反応経路,other=~,think~,doc=r-16.1#8.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5-13_17-38-54_000.jpg</text:p>
          </table:table-cell>
          <table:table-cell table:style-name="ce20" office:value-type="string">
            <text:p>:m RES 2*2 / free# JVEMV6 70#_70:s-1 / 70. CO2 (lang=cn) / w=formate;甲酸盐,topic=TPD；反応経路,other=~,think~,doc=r-16.1#8.1</text:p>
          </table:table-cell>
          <table:table-cell table:style-name="ce17"/>
          <table:table-cell table:style-name="ce4"/>
          <table:table-cell table:style-name="ce4" office:value-type="string">
            <text:p>N-35-35-28.587341 E-139-34-49.324951</text:p>
          </table:table-cell>
          <table:table-cell table:style-name="ce38" table:formula="of:=IF([.E5]=&quot;&quot;;[.C5];CONCATENATE([.C5];&quot; / &quot;;[.E5]))" office:value-type="string" office:string-value=":m RES 2*2 / free# JVEMV6 70#_70:s-1 / 70. CO2 (lang=cn) / w=formate;甲酸盐,topic=TPD；反応経路,other=~,think~,doc=r-16.1#8.1">
            <text:p>:m RES 2*2 / free# JVEMV6 70#_70:s-1 / 70. CO2 (lang=cn) / w=formate;甲酸盐,topic=TPD；反応経路,other=~,think~,doc=r-16.1#8.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5-13_21-04-32_000.jpg</text:p>
          </table:table-cell>
          <table:table-cell table:style-name="ce20" office:value-type="string">
            <text:p>:m 食べた物</text:p>
          </table:table-cell>
          <table:table-cell table:style-name="ce20"/>
          <table:table-cell table:style-name="ce4"/>
          <table:table-cell table:style-name="ce4" office:value-type="string">
            <text:p>N-35-35-28.62854 E-139-34-49.270019</text:p>
          </table:table-cell>
          <table:table-cell table:style-name="ce38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5-14_01-54-30_000.jpg</text:p>
          </table:table-cell>
          <table:table-cell table:style-name="ce18" office:value-type="string">
            <text:p>:m other / log / 寝る前　ウェブ閲覧　記録　（for オナニー） / 未了 </text:p>
          </table:table-cell>
          <table:table-cell table:style-name="ce18"/>
          <table:table-cell table:style-name="ce4"/>
          <table:table-cell table:style-name="ce4"/>
          <table:table-cell table:style-name="ce38" table:formula="of:=IF([.E7]=&quot;&quot;;[.C7];CONCATENATE([.C7];&quot; / &quot;;[.E7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5-14_01-54-36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:m :PHOTO 寝た時刻 / 2020">
            <text:p>:m :PHOTO 寝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5-14_09-26-29_000.jpg</text:p>
          </table:table-cell>
          <table:table-cell table:style-name="ce17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8.669738 E-139-34-49.379882</text:p>
          </table:table-cell>
          <table:table-cell table:style-name="ce38" table:formula="of:=IF([.E9]=&quot;&quot;;[.C9];CONCATENATE([.C9];&quot; / &quot;;[.E9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4" office:value-type="string">
            <text:p>2021-05-14_09-28-56_000.jpg</text:p>
          </table:table-cell>
          <table:table-cell table:style-name="ce17" office:value-type="string">
            <text:p>:m 記録 / お酒：飲んだ量</text:p>
          </table:table-cell>
          <table:table-cell table:style-name="ce17"/>
          <table:table-cell table:style-name="ce4"/>
          <table:table-cell table:style-name="ce4" office:value-type="string">
            <text:p>N-35-35-28.62854 E-139-34-49.270019</text:p>
          </table:table-cell>
          <table:table-cell table:style-name="ce38" table:formula="of:=IF([.E10]=&quot;&quot;;[.C10];CONCATENATE([.C10];&quot; / &quot;;[.E10]))" office:value-type="string" office:string-value=":m 記録 / お酒：飲んだ量">
            <text:p>:m 記録 / お酒：飲んだ量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5-14_09-29-07_000.jpg</text:p>
          </table:table-cell>
          <table:table-cell table:style-name="ce20" office:value-type="string">
            <text:p>:m :th / topic=生態 / content=私の中に文化が生まれてくる</text:p>
          </table:table-cell>
          <table:table-cell table:style-name="ce17"/>
          <table:table-cell table:style-name="ce4"/>
          <table:table-cell table:style-name="ce4" office:value-type="string">
            <text:p>N-35-35-28.62854 E-139-34-49.270019</text:p>
          </table:table-cell>
          <table:table-cell table:style-name="ce38" table:formula="of:=IF([.E11]=&quot;&quot;;[.C11];CONCATENATE([.C11];&quot; / &quot;;[.E11]))" office:value-type="string" office:string-value=":m :th / topic=生態 / content=私の中に文化が生まれてくる">
            <text:p>:m :th / topic=生態 / content=私の中に文化が生まれてくる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34">
            <text:p>34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10">
            <text:p>1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5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5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51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51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51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63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4">2021/05/14</text:date>, <text:time>10:28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5-14T10:28:00.70</dc:date>
    <dc:creator>iwabuchi ken</dc:creator>
    <meta:editing-duration>P33DT10H20S</meta:editing-duration>
    <meta:editing-cycles>12419</meta:editing-cycles>
    <meta:document-statistic meta:table-count="1" meta:cell-count="348" meta:object-count="0"/>
  </office:meta>
</office:document-meta>
</file>